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ce5" style:family="table-cell" style:parent-style-name="Default" style:data-style-name="N0">
      <style:text-properties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4.72016666666667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826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rong-scaling" table:style-name="ta1">
        <table:shapes>
          <draw:frame draw:z-index="1" draw:id="id0" draw:style-name="a0" draw:name="Grafico 1" svg:x="0.0978in" svg:y="2.88757in" svg:width="4.2043in" svg:height="3.48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4.56037in" svg:y="2.90547in" svg:width="4.89797in" svg:height="3.586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</text:p>
          </table:table-cell>
          <table:table-cell table:style-name="ce2">
            <office:annotation draw:style-name="a2" svg:x="1.89166666666667in" svg:y="0in" svg:width="1.125in" svg:height="2.40833333333333in">
              <dc:creator>MM</dc:creator>
              <text:p><text:span text:style-name="T1">Nota che non avrebbe senso calcolare e stampare i tempi di esecuzione con troppe cifre decimali, dato che i valori sono soggetti a forti incertezze e non avrebbe tenso specificarli, ad es., al milionesimo di secondo!</text:span></text:p>
            </office:annotation>
          </table:table-cell>
          <table:table-cell table:number-columns-repeated="4" table:style-name="ce2"/>
          <table:table-cell office:value-type="string" table:style-name="ce2">
            <text:p>Average wct</text:p>
          </table:table-cell>
          <table:table-cell office:value-type="string" table:style-name="ce2">
            <text:p>Speedup</text:p>
          </table:table-cell>
          <table:table-cell office:value-type="string" table:style-name="ce2">
            <text:p>Strong scaling efficiency</text:p>
          </table:table-cell>
          <table:table-cell table:number-columns-repeated="16375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4.274823999999999" table:style-name="ce4">
            <text:p>24,27</text:p>
          </table:table-cell>
          <table:table-cell office:value-type="float" office:value="24.268367999999999" table:style-name="ce4">
            <text:p>24,27</text:p>
          </table:table-cell>
          <table:table-cell office:value-type="float" office:value="24.263728" table:style-name="ce4">
            <text:p>24,26</text:p>
          </table:table-cell>
          <table:table-cell office:value-type="float" office:value="24.273997000000001" table:style-name="ce4">
            <text:p>24,27</text:p>
          </table:table-cell>
          <table:table-cell office:value-type="float" office:value="24.271937000000001" table:style-name="ce4">
            <text:p>24,27</text:p>
          </table:table-cell>
          <table:table-cell office:value-type="float" office:value="24.270570800000002" table:formula="of:=AVERAGE([.B2:.F2])" table:style-name="ce4">
            <text:p>24,27</text:p>
          </table:table-cell>
          <table:table-cell office:value-type="float" office:value="1" table:formula="of:=[.G$2]/[.G2]" table:style-name="ce4">
            <text:p>1,00</text:p>
          </table:table-cell>
          <table:table-cell office:value-type="float" office:value="1" table:formula="of:=[.H2]/[.A2]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2.142953" table:style-name="ce4">
            <text:p>12,14</text:p>
          </table:table-cell>
          <table:table-cell office:value-type="float" office:value="12.142366000000001" table:style-name="ce4">
            <text:p>12,14</text:p>
          </table:table-cell>
          <table:table-cell office:value-type="float" office:value="12.142782" table:style-name="ce4">
            <text:p>12,14</text:p>
          </table:table-cell>
          <table:table-cell office:value-type="float" office:value="12.146217999999999" table:style-name="ce4">
            <text:p>12,15</text:p>
          </table:table-cell>
          <table:table-cell office:value-type="float" office:value="12.141489999999999" table:style-name="ce4">
            <text:p>12,14</text:p>
          </table:table-cell>
          <table:table-cell office:value-type="float" office:value="12.143161799999998" table:formula="of:=AVERAGE([.B3:.F3])" table:style-name="ce4">
            <text:p>12,14</text:p>
          </table:table-cell>
          <table:table-cell office:value-type="float" office:value="1.9987027431356474" table:formula="of:=[.G$2]/[.G3]" table:style-name="ce4">
            <text:p>2,00</text:p>
          </table:table-cell>
          <table:table-cell office:value-type="float" office:value="0.99935137156782372" table:formula="of:=[.H3]/[.A3]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8.1048270000000002" table:style-name="ce4">
            <text:p>8,10</text:p>
          </table:table-cell>
          <table:table-cell office:value-type="float" office:value="8.100543" table:style-name="ce4">
            <text:p>8,10</text:p>
          </table:table-cell>
          <table:table-cell office:value-type="float" office:value="8.0997439999999994" table:style-name="ce4">
            <text:p>8,10</text:p>
          </table:table-cell>
          <table:table-cell office:value-type="float" office:value="8.0999700000000008" table:style-name="ce4">
            <text:p>8,10</text:p>
          </table:table-cell>
          <table:table-cell office:value-type="float" office:value="8.1032960000000003" table:style-name="ce4">
            <text:p>8,10</text:p>
          </table:table-cell>
          <table:table-cell office:value-type="float" office:value="8.1016760000000012" table:formula="of:=AVERAGE([.B4:.F4])" table:style-name="ce4">
            <text:p>8,10</text:p>
          </table:table-cell>
          <table:table-cell office:value-type="float" office:value="2.9957469047145304" table:formula="of:=[.G$2]/[.G4]" table:style-name="ce4">
            <text:p>3,00</text:p>
          </table:table-cell>
          <table:table-cell office:value-type="float" office:value="0.99858230157151018" table:formula="of:=[.H4]/[.A4]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6.0822260000000004" table:style-name="ce4">
            <text:p>6,08</text:p>
          </table:table-cell>
          <table:table-cell office:value-type="float" office:value="6.0838669999999997" table:style-name="ce4">
            <text:p>6,08</text:p>
          </table:table-cell>
          <table:table-cell office:value-type="float" office:value="6.0825940000000003" table:style-name="ce4">
            <text:p>6,08</text:p>
          </table:table-cell>
          <table:table-cell office:value-type="float" office:value="6.081537" table:style-name="ce4">
            <text:p>6,08</text:p>
          </table:table-cell>
          <table:table-cell office:value-type="float" office:value="6.084149" table:style-name="ce4">
            <text:p>6,08</text:p>
          </table:table-cell>
          <table:table-cell office:value-type="float" office:value="6.0828746000000002" table:formula="of:=AVERAGE([.B5:.F5])" table:style-name="ce4">
            <text:p>6,08</text:p>
          </table:table-cell>
          <table:table-cell office:value-type="float" office:value="3.9899837488019236" table:formula="of:=[.G$2]/[.G5]" table:style-name="ce4">
            <text:p>3,99</text:p>
          </table:table-cell>
          <table:table-cell office:value-type="float" office:value="0.99749593720048091" table:formula="of:=[.H5]/[.A5]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4.8748250000000004" table:style-name="ce4">
            <text:p>4,87</text:p>
          </table:table-cell>
          <table:table-cell office:value-type="float" office:value="4.8709439999999997" table:style-name="ce4">
            <text:p>4,87</text:p>
          </table:table-cell>
          <table:table-cell office:value-type="float" office:value="4.8722989999999999" table:style-name="ce4">
            <text:p>4,87</text:p>
          </table:table-cell>
          <table:table-cell office:value-type="float" office:value="4.8731540000000004" table:style-name="ce4">
            <text:p>4,87</text:p>
          </table:table-cell>
          <table:table-cell office:value-type="float" office:value="4.8729360000000002" table:style-name="ce4">
            <text:p>4,87</text:p>
          </table:table-cell>
          <table:table-cell office:value-type="float" office:value="4.8728315999999996" table:formula="of:=AVERAGE([.B6:.F6])" table:style-name="ce4">
            <text:p>4,87</text:p>
          </table:table-cell>
          <table:table-cell office:value-type="float" office:value="4.9807940828490773" table:formula="of:=[.G$2]/[.G6]" table:style-name="ce4">
            <text:p>4,98</text:p>
          </table:table-cell>
          <table:table-cell office:value-type="float" office:value="0.99615881656981542" table:formula="of:=[.H6]/[.A6]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4.06576" table:style-name="ce4">
            <text:p>4,07</text:p>
          </table:table-cell>
          <table:table-cell office:value-type="float" office:value="4.0622889999999998" table:style-name="ce4">
            <text:p>4,06</text:p>
          </table:table-cell>
          <table:table-cell office:value-type="float" office:value="4.0646100000000001" table:style-name="ce4">
            <text:p>4,06</text:p>
          </table:table-cell>
          <table:table-cell office:value-type="float" office:value="4.0650589999999998" table:style-name="ce4">
            <text:p>4,07</text:p>
          </table:table-cell>
          <table:table-cell office:value-type="float" office:value="4.0677060000000003" table:style-name="ce4">
            <text:p>4,07</text:p>
          </table:table-cell>
          <table:table-cell office:value-type="float" office:value="4.0650848000000002" table:formula="of:=AVERAGE([.B7:.F7])" table:style-name="ce4">
            <text:p>4,07</text:p>
          </table:table-cell>
          <table:table-cell office:value-type="float" office:value="5.9704955724416866" table:formula="of:=[.G$2]/[.G7]" table:style-name="ce4">
            <text:p>5,97</text:p>
          </table:table-cell>
          <table:table-cell office:value-type="float" office:value="0.99508259540694777" table:formula="of:=[.H7]/[.A7]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.4895339999999999" table:style-name="ce4">
            <text:p>3,49</text:p>
          </table:table-cell>
          <table:table-cell office:value-type="float" office:value="3.491546" table:style-name="ce4">
            <text:p>3,49</text:p>
          </table:table-cell>
          <table:table-cell office:value-type="float" office:value="3.4914040000000002" table:style-name="ce4">
            <text:p>3,49</text:p>
          </table:table-cell>
          <table:table-cell office:value-type="float" office:value="3.493436" table:style-name="ce4">
            <text:p>3,49</text:p>
          </table:table-cell>
          <table:table-cell office:value-type="float" office:value="3.4907659999999998" table:style-name="ce4">
            <text:p>3,49</text:p>
          </table:table-cell>
          <table:table-cell office:value-type="float" office:value="3.4913372000000003" table:formula="of:=AVERAGE([.B8:.F8])" table:style-name="ce4">
            <text:p>3,49</text:p>
          </table:table-cell>
          <table:table-cell office:value-type="float" office:value="6.9516547413409393" table:formula="of:=[.G$2]/[.G8]" table:style-name="ce4">
            <text:p>6,95</text:p>
          </table:table-cell>
          <table:table-cell office:value-type="float" office:value="0.993093534477277" table:formula="of:=[.H8]/[.A8]" table:style-name="ce4">
            <text:p>0,99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.0598770000000002" table:style-name="ce4">
            <text:p>3,06</text:p>
          </table:table-cell>
          <table:table-cell office:value-type="float" office:value="3.0601579999999999" table:style-name="ce4">
            <text:p>3,06</text:p>
          </table:table-cell>
          <table:table-cell office:value-type="float" office:value="3.0605120000000001" table:style-name="ce4">
            <text:p>3,06</text:p>
          </table:table-cell>
          <table:table-cell office:value-type="float" office:value="3.0608369999999998" table:style-name="ce4">
            <text:p>3,06</text:p>
          </table:table-cell>
          <table:table-cell office:value-type="float" office:value="3.0572520000000001" table:style-name="ce4">
            <text:p>3,06</text:p>
          </table:table-cell>
          <table:table-cell office:value-type="float" office:value="3.0597272000000002" table:formula="of:=AVERAGE([.B9:.F9])" table:style-name="ce4">
            <text:p>3,06</text:p>
          </table:table-cell>
          <table:table-cell office:value-type="float" office:value="7.9322662490956706" table:formula="of:=[.G$2]/[.G9]" table:style-name="ce4">
            <text:p>7,93</text:p>
          </table:table-cell>
          <table:table-cell office:value-type="float" office:value="0.99153328113695882" table:formula="of:=[.H9]/[.A9]" table:style-name="ce4">
            <text:p>0,99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7250299999999998" table:style-name="ce4">
            <text:p>2,73</text:p>
          </table:table-cell>
          <table:table-cell office:value-type="float" office:value="2.727274" table:style-name="ce4">
            <text:p>2,73</text:p>
          </table:table-cell>
          <table:table-cell office:value-type="float" office:value="2.7239490000000002" table:style-name="ce4">
            <text:p>2,72</text:p>
          </table:table-cell>
          <table:table-cell office:value-type="float" office:value="2.7253630000000002" table:style-name="ce4">
            <text:p>2,73</text:p>
          </table:table-cell>
          <table:table-cell office:value-type="float" office:value="2.724701" table:style-name="ce4">
            <text:p>2,72</text:p>
          </table:table-cell>
          <table:table-cell office:value-type="float" office:value="2.7252633999999998" table:formula="of:=AVERAGE([.B10:.F10])" table:style-name="ce4">
            <text:p>2,73</text:p>
          </table:table-cell>
          <table:table-cell office:value-type="float" office:value="8.9057706495452891" table:formula="of:=[.G$2]/[.G10]" table:style-name="ce4">
            <text:p>8,91</text:p>
          </table:table-cell>
          <table:table-cell office:value-type="float" office:value="0.98953007217169875" table:formula="of:=[.H10]/[.A10]" table:style-name="ce4">
            <text:p>0,99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4585210000000002" table:style-name="ce4">
            <text:p>2,46</text:p>
          </table:table-cell>
          <table:table-cell office:value-type="float" office:value="2.459692" table:style-name="ce4">
            <text:p>2,46</text:p>
          </table:table-cell>
          <table:table-cell office:value-type="float" office:value="2.4582959999999998" table:style-name="ce4">
            <text:p>2,46</text:p>
          </table:table-cell>
          <table:table-cell office:value-type="float" office:value="2.4584229999999998" table:style-name="ce4">
            <text:p>2,46</text:p>
          </table:table-cell>
          <table:table-cell office:value-type="float" office:value="2.458952" table:style-name="ce4">
            <text:p>2,46</text:p>
          </table:table-cell>
          <table:table-cell office:value-type="float" office:value="2.4587767999999999" table:formula="of:=AVERAGE([.B11:.F11])" table:style-name="ce4">
            <text:p>2,46</text:p>
          </table:table-cell>
          <table:table-cell office:value-type="float" office:value="9.8709939023338773" table:formula="of:=[.G$2]/[.G11]" table:style-name="ce4">
            <text:p>9,87</text:p>
          </table:table-cell>
          <table:table-cell office:value-type="float" office:value="0.98709939023338777" table:formula="of:=[.H11]/[.A11]" table:style-name="ce4">
            <text:p>0,99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441059999999999" table:style-name="ce4">
            <text:p>2,24</text:p>
          </table:table-cell>
          <table:table-cell office:value-type="float" office:value="2.2550140000000001" table:style-name="ce4">
            <text:p>2,26</text:p>
          </table:table-cell>
          <table:table-cell office:value-type="float" office:value="2.2457349999999998" table:style-name="ce4">
            <text:p>2,25</text:p>
          </table:table-cell>
          <table:table-cell office:value-type="float" office:value="2.2431839999999998" table:style-name="ce4">
            <text:p>2,24</text:p>
          </table:table-cell>
          <table:table-cell office:value-type="float" office:value="2.2455189999999998" table:style-name="ce4">
            <text:p>2,25</text:p>
          </table:table-cell>
          <table:table-cell office:value-type="float" office:value="2.2467115999999998" table:formula="of:=AVERAGE([.B12:.F12])" table:style-name="ce4">
            <text:p>2,25</text:p>
          </table:table-cell>
          <table:table-cell office:value-type="float" office:value="10.802708634254616" table:formula="of:=[.G$2]/[.G12]" table:style-name="ce4">
            <text:p>10,80</text:p>
          </table:table-cell>
          <table:table-cell office:value-type="float" office:value="0.98206442129587412" table:formula="of:=[.H12]/[.A12]" table:style-name="ce4">
            <text:p>0,98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151049" table:style-name="ce4">
            <text:p>2,15</text:p>
          </table:table-cell>
          <table:table-cell office:value-type="float" office:value="2.145537" table:style-name="ce4">
            <text:p>2,15</text:p>
          </table:table-cell>
          <table:table-cell office:value-type="float" office:value="2.154693" table:style-name="ce4">
            <text:p>2,15</text:p>
          </table:table-cell>
          <table:table-cell office:value-type="float" office:value="2.158811" table:style-name="ce4">
            <text:p>2,16</text:p>
          </table:table-cell>
          <table:table-cell office:value-type="float" office:value="2.1361020000000002" table:style-name="ce4">
            <text:p>2,14</text:p>
          </table:table-cell>
          <table:table-cell office:value-type="float" office:value="2.1492384000000002" table:formula="of:=AVERAGE([.B13:.F13])" table:style-name="ce4">
            <text:p>2,15</text:p>
          </table:table-cell>
          <table:table-cell office:value-type="float" office:value="11.292637801371871" table:formula="of:=[.G$2]/[.G13]" table:style-name="ce4">
            <text:p>11,29</text:p>
          </table:table-cell>
          <table:table-cell office:value-type="float" office:value="0.94105315011432256" table:formula="of:=[.H13]/[.A13]" table:style-name="ce4">
            <text:p>0,94</text:p>
          </table:table-cell>
          <table:table-cell table:style-name="ce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5"/>
          <table:table-cell table:number-columns-repeated="16378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8" table:style-name="ce1"/>
          <table:table-cell table:style-name="ce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>
            <office:annotation draw:style-name="a3" svg:x="2.79166666666667in" svg:y="6.8in" svg:width="1.13333333333333in" svg:height="2.4in">
              <dc:creator>MM</dc:creator>
              <text:p><text:span text:style-name="T1">Nota che non avrebbe senso calcolare e stampare i tempi di esecuzione con troppe cifre decimali, dato che i valori sono soggetti a forti incertezze e non avrebbe tenso specificarli, ad es., al milionesimo di secondo!</text:span></text:p>
            </office:annotation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Average wct</text:p>
          </table:table-cell>
          <table:table-cell office:value-type="string" table:style-name="ce2">
            <text:p>Speedup</text:p>
          </table:table-cell>
          <table:table-cell office:value-type="string" table:style-name="ce2">
            <text:p>Strong scaling efficienc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1" table:style-name="ce3">
            <text:p>1</text:p>
          </table:table-cell>
          <table:table-cell office:value-type="float" office:value="24.270570800000002" table:style-name="ce4">
            <text:p>24,27</text:p>
          </table:table-cell>
          <table:table-cell office:value-type="float" office:value="1" table:style-name="ce4">
            <text:p>1,00</text:p>
          </table:table-cell>
          <table:table-cell office:value-type="float" office:value="1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2" table:style-name="ce3">
            <text:p>2</text:p>
          </table:table-cell>
          <table:table-cell office:value-type="float" office:value="12.143161799999998" table:style-name="ce4">
            <text:p>12,14</text:p>
          </table:table-cell>
          <table:table-cell office:value-type="float" office:value="1.9987027431356474" table:style-name="ce4">
            <text:p>2,00</text:p>
          </table:table-cell>
          <table:table-cell office:value-type="float" office:value="0.99935137156782372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3" table:style-name="ce3">
            <text:p>3</text:p>
          </table:table-cell>
          <table:table-cell office:value-type="float" office:value="8.1016760000000012" table:style-name="ce4">
            <text:p>8,10</text:p>
          </table:table-cell>
          <table:table-cell office:value-type="float" office:value="2.9957469047145304" table:style-name="ce4">
            <text:p>3,00</text:p>
          </table:table-cell>
          <table:table-cell office:value-type="float" office:value="0.99858230157151018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4" table:style-name="ce3">
            <text:p>4</text:p>
          </table:table-cell>
          <table:table-cell office:value-type="float" office:value="6.0828746000000002" table:style-name="ce4">
            <text:p>6,08</text:p>
          </table:table-cell>
          <table:table-cell office:value-type="float" office:value="3.9899837488019236" table:style-name="ce4">
            <text:p>3,99</text:p>
          </table:table-cell>
          <table:table-cell office:value-type="float" office:value="0.99749593720048091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5" table:style-name="ce3">
            <text:p>5</text:p>
          </table:table-cell>
          <table:table-cell office:value-type="float" office:value="4.8728315999999996" table:style-name="ce4">
            <text:p>4,87</text:p>
          </table:table-cell>
          <table:table-cell office:value-type="float" office:value="4.9807940828490773" table:style-name="ce4">
            <text:p>4,98</text:p>
          </table:table-cell>
          <table:table-cell office:value-type="float" office:value="0.99615881656981542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6" table:style-name="ce3">
            <text:p>6</text:p>
          </table:table-cell>
          <table:table-cell office:value-type="float" office:value="4.0650848000000002" table:style-name="ce4">
            <text:p>4,07</text:p>
          </table:table-cell>
          <table:table-cell office:value-type="float" office:value="5.9704955724416866" table:style-name="ce4">
            <text:p>5,97</text:p>
          </table:table-cell>
          <table:table-cell office:value-type="float" office:value="0.99508259540694777" table:style-name="ce4">
            <text:p>1,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7" table:style-name="ce3">
            <text:p>7</text:p>
          </table:table-cell>
          <table:table-cell office:value-type="float" office:value="3.4913372000000003" table:style-name="ce4">
            <text:p>3,49</text:p>
          </table:table-cell>
          <table:table-cell office:value-type="float" office:value="6.9516547413409393" table:style-name="ce4">
            <text:p>6,95</text:p>
          </table:table-cell>
          <table:table-cell office:value-type="float" office:value="0.993093534477277" table:style-name="ce4">
            <text:p>0,99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8" table:style-name="ce1">
            <text:p>8</text:p>
          </table:table-cell>
          <table:table-cell office:value-type="float" office:value="3.0597272000000002" table:style-name="ce4">
            <text:p>3,06</text:p>
          </table:table-cell>
          <table:table-cell office:value-type="float" office:value="7.9322662490956706" table:style-name="ce4">
            <text:p>7,93</text:p>
          </table:table-cell>
          <table:table-cell office:value-type="float" office:value="0.99153328113695882" table:style-name="ce4">
            <text:p>0,99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9" table:style-name="ce1">
            <text:p>9</text:p>
          </table:table-cell>
          <table:table-cell office:value-type="float" office:value="2.7252633999999998" table:style-name="ce4">
            <text:p>2,73</text:p>
          </table:table-cell>
          <table:table-cell office:value-type="float" office:value="8.9057706495452891" table:style-name="ce4">
            <text:p>8,91</text:p>
          </table:table-cell>
          <table:table-cell office:value-type="float" office:value="0.98953007217169875" table:style-name="ce4">
            <text:p>0,99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10" table:style-name="ce1">
            <text:p>10</text:p>
          </table:table-cell>
          <table:table-cell office:value-type="float" office:value="2.4587767999999999" table:style-name="ce4">
            <text:p>2,46</text:p>
          </table:table-cell>
          <table:table-cell office:value-type="float" office:value="9.8709939023338773" table:style-name="ce4">
            <text:p>9,87</text:p>
          </table:table-cell>
          <table:table-cell office:value-type="float" office:value="0.98709939023338777" table:style-name="ce4">
            <text:p>0,99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4"/>
          <table:table-cell office:value-type="float" office:value="11" table:style-name="ce1">
            <text:p>11</text:p>
          </table:table-cell>
          <table:table-cell office:value-type="float" office:value="2.2467115999999998" table:style-name="ce4">
            <text:p>2,25</text:p>
          </table:table-cell>
          <table:table-cell office:value-type="float" office:value="10.802708634254616" table:style-name="ce4">
            <text:p>10,80</text:p>
          </table:table-cell>
          <table:table-cell office:value-type="float" office:value="0.98206442129587412" table:style-name="ce4">
            <text:p>0,98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office:value-type="float" office:value="12" table:style-name="ce1">
            <text:p>12</text:p>
          </table:table-cell>
          <table:table-cell office:value-type="float" office:value="2.1492384000000002" table:style-name="ce4">
            <text:p>2,15</text:p>
          </table:table-cell>
          <table:table-cell office:value-type="float" office:value="11.292637801371871" table:style-name="ce4">
            <text:p>11,29</text:p>
          </table:table-cell>
          <table:table-cell office:value-type="float" office:value="0.94105315011432256" table:style-name="ce4">
            <text:p>0,9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"/>
          <table:table-cell table:number-columns-repeated="16378" table:style-name="ce1"/>
        </table:table-row>
        <table:table-row table:number-rows-repeated="1048525" table:style-name="ro1">
          <table:table-cell table:number-columns-repeated="16384"/>
        </table:table-row>
      </table:table>
      <table:table table:name="weak-scaling" table:style-name="ta1">
        <table:shapes>
          <draw:frame draw:z-index="1" draw:id="id2" draw:style-name="a4" draw:name="Grafico 1" svg:x="1.6012in" svg:y="2.95347in" svg:width="4.372in" svg:height="3.5406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Average wct</text:p>
          </table:table-cell>
          <table:table-cell office:value-type="string" table:style-name="ce2">
            <text:p>Weak scaling efficiency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.280951000000002" table:style-name="ce4">
            <text:p>24,28</text:p>
          </table:table-cell>
          <table:table-cell office:value-type="float" office:value="24.269933999999999" table:style-name="ce4">
            <text:p>24,27</text:p>
          </table:table-cell>
          <table:table-cell office:value-type="float" office:value="24.293755000000001" table:style-name="ce4">
            <text:p>24,29</text:p>
          </table:table-cell>
          <table:table-cell office:value-type="float" office:value="24.269368" table:style-name="ce4">
            <text:p>24,27</text:p>
          </table:table-cell>
          <table:table-cell office:value-type="float" office:value="24.262661000000001" table:style-name="ce4">
            <text:p>24,26</text:p>
          </table:table-cell>
          <table:table-cell office:value-type="float" office:value="24.275333799999999" table:formula="of:=AVERAGE([.B2:.F2])" table:style-name="ce4">
            <text:p>24,28</text:p>
          </table:table-cell>
          <table:table-cell office:value-type="float" office:value="1" table:formula="of:=[.G$2]/[.G2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.266864999999999" table:style-name="ce4">
            <text:p>24,27</text:p>
          </table:table-cell>
          <table:table-cell office:value-type="float" office:value="24.253549" table:style-name="ce4">
            <text:p>24,25</text:p>
          </table:table-cell>
          <table:table-cell office:value-type="float" office:value="24.258091" table:style-name="ce4">
            <text:p>24,26</text:p>
          </table:table-cell>
          <table:table-cell office:value-type="float" office:value="24.249604999999999" table:style-name="ce4">
            <text:p>24,25</text:p>
          </table:table-cell>
          <table:table-cell office:value-type="float" office:value="24.251165" table:style-name="ce4">
            <text:p>24,25</text:p>
          </table:table-cell>
          <table:table-cell office:value-type="float" office:value="24.255855" table:formula="of:=AVERAGE([.B3:.F3])" table:style-name="ce4">
            <text:p>24,26</text:p>
          </table:table-cell>
          <table:table-cell office:value-type="float" office:value="1.0008030555921446" table:formula="of:=[.G$2]/[.G3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.281769000000001" table:style-name="ce4">
            <text:p>24,28</text:p>
          </table:table-cell>
          <table:table-cell office:value-type="float" office:value="24.271286" table:style-name="ce4">
            <text:p>24,27</text:p>
          </table:table-cell>
          <table:table-cell office:value-type="float" office:value="24.258354000000001" table:style-name="ce4">
            <text:p>24,26</text:p>
          </table:table-cell>
          <table:table-cell office:value-type="float" office:value="24.264963999999999" table:style-name="ce4">
            <text:p>24,26</text:p>
          </table:table-cell>
          <table:table-cell office:value-type="float" office:value="24.266164" table:style-name="ce4">
            <text:p>24,27</text:p>
          </table:table-cell>
          <table:table-cell office:value-type="float" office:value="24.268507399999997" table:formula="of:=AVERAGE([.B4:.F4])" table:style-name="ce4">
            <text:p>24,27</text:p>
          </table:table-cell>
          <table:table-cell office:value-type="float" office:value="1.0002812863555013" table:formula="of:=[.G$2]/[.G4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.243628999999999" table:style-name="ce4">
            <text:p>24,24</text:p>
          </table:table-cell>
          <table:table-cell office:value-type="float" office:value="24.255489000000001" table:style-name="ce4">
            <text:p>24,26</text:p>
          </table:table-cell>
          <table:table-cell office:value-type="float" office:value="24.246579000000001" table:style-name="ce4">
            <text:p>24,25</text:p>
          </table:table-cell>
          <table:table-cell office:value-type="float" office:value="24.251524" table:style-name="ce4">
            <text:p>24,25</text:p>
          </table:table-cell>
          <table:table-cell office:value-type="float" office:value="24.245895000000001" table:style-name="ce4">
            <text:p>24,25</text:p>
          </table:table-cell>
          <table:table-cell office:value-type="float" office:value="24.248623200000001" table:formula="of:=AVERAGE([.B5:.F5])" table:style-name="ce4">
            <text:p>24,25</text:p>
          </table:table-cell>
          <table:table-cell office:value-type="float" office:value="1.0011015305809197" table:formula="of:=[.G$2]/[.G5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.255113000000001" table:style-name="ce4">
            <text:p>24,26</text:p>
          </table:table-cell>
          <table:table-cell office:value-type="float" office:value="24.250565999999999" table:style-name="ce4">
            <text:p>24,25</text:p>
          </table:table-cell>
          <table:table-cell office:value-type="float" office:value="24.252040999999998" table:style-name="ce4">
            <text:p>24,25</text:p>
          </table:table-cell>
          <table:table-cell office:value-type="float" office:value="24.248739" table:style-name="ce4">
            <text:p>24,25</text:p>
          </table:table-cell>
          <table:table-cell office:value-type="float" office:value="24.255237000000001" table:style-name="ce4">
            <text:p>24,26</text:p>
          </table:table-cell>
          <table:table-cell office:value-type="float" office:value="24.252339200000002" table:formula="of:=AVERAGE([.B6:.F6])" table:style-name="ce4">
            <text:p>24,25</text:p>
          </table:table-cell>
          <table:table-cell office:value-type="float" office:value="1.0009481394685424" table:formula="of:=[.G$2]/[.G6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.259401" table:style-name="ce4">
            <text:p>24,26</text:p>
          </table:table-cell>
          <table:table-cell office:value-type="float" office:value="24.263307999999999" table:style-name="ce4">
            <text:p>24,26</text:p>
          </table:table-cell>
          <table:table-cell office:value-type="float" office:value="24.267868" table:style-name="ce4">
            <text:p>24,27</text:p>
          </table:table-cell>
          <table:table-cell office:value-type="float" office:value="24.254376000000001" table:style-name="ce4">
            <text:p>24,25</text:p>
          </table:table-cell>
          <table:table-cell office:value-type="float" office:value="24.269268" table:style-name="ce4">
            <text:p>24,27</text:p>
          </table:table-cell>
          <table:table-cell office:value-type="float" office:value="24.262844199999996" table:formula="of:=AVERAGE([.B7:.F7])" table:style-name="ce4">
            <text:p>24,26</text:p>
          </table:table-cell>
          <table:table-cell office:value-type="float" office:value="1.0005147624036592" table:formula="of:=[.G$2]/[.G7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4.267569999999999" table:style-name="ce4">
            <text:p>24,27</text:p>
          </table:table-cell>
          <table:table-cell office:value-type="float" office:value="24.266856000000001" table:style-name="ce4">
            <text:p>24,27</text:p>
          </table:table-cell>
          <table:table-cell office:value-type="float" office:value="24.267939999999999" table:style-name="ce4">
            <text:p>24,27</text:p>
          </table:table-cell>
          <table:table-cell office:value-type="float" office:value="24.269334000000001" table:style-name="ce4">
            <text:p>24,27</text:p>
          </table:table-cell>
          <table:table-cell office:value-type="float" office:value="24.264367" table:style-name="ce4">
            <text:p>24,26</text:p>
          </table:table-cell>
          <table:table-cell office:value-type="float" office:value="24.267213399999996" table:formula="of:=AVERAGE([.B8:.F8])" table:style-name="ce4">
            <text:p>24,27</text:p>
          </table:table-cell>
          <table:table-cell office:value-type="float" office:value="1.0003346243289724" table:formula="of:=[.G$2]/[.G8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.271317" table:style-name="ce4">
            <text:p>24,27</text:p>
          </table:table-cell>
          <table:table-cell office:value-type="float" office:value="24.288622" table:style-name="ce4">
            <text:p>24,29</text:p>
          </table:table-cell>
          <table:table-cell office:value-type="float" office:value="24.274028999999999" table:style-name="ce4">
            <text:p>24,27</text:p>
          </table:table-cell>
          <table:table-cell office:value-type="float" office:value="24.295154" table:style-name="ce4">
            <text:p>24,30</text:p>
          </table:table-cell>
          <table:table-cell office:value-type="float" office:value="24.275981999999999" table:style-name="ce4">
            <text:p>24,28</text:p>
          </table:table-cell>
          <table:table-cell office:value-type="float" office:value="24.2810208" table:formula="of:=AVERAGE([.B9:.F9])" table:style-name="ce4">
            <text:p>24,28</text:p>
          </table:table-cell>
          <table:table-cell office:value-type="float" office:value="0.99976578414693329" table:formula="of:=[.G$2]/[.G9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.291761000000001" table:style-name="ce4">
            <text:p>24,29</text:p>
          </table:table-cell>
          <table:table-cell office:value-type="float" office:value="24.289504999999998" table:style-name="ce4">
            <text:p>24,29</text:p>
          </table:table-cell>
          <table:table-cell office:value-type="float" office:value="24.309097000000001" table:style-name="ce4">
            <text:p>24,31</text:p>
          </table:table-cell>
          <table:table-cell office:value-type="float" office:value="24.297250999999999" table:style-name="ce4">
            <text:p>24,30</text:p>
          </table:table-cell>
          <table:table-cell office:value-type="float" office:value="24.284123000000001" table:style-name="ce4">
            <text:p>24,28</text:p>
          </table:table-cell>
          <table:table-cell office:value-type="float" office:value="24.294347400000003" table:formula="of:=AVERAGE([.B10:.F10])" table:style-name="ce4">
            <text:p>24,29</text:p>
          </table:table-cell>
          <table:table-cell office:value-type="float" office:value="0.99921736527073768" table:formula="of:=[.G$2]/[.G10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.333517000000001" table:style-name="ce4">
            <text:p>24,33</text:p>
          </table:table-cell>
          <table:table-cell office:value-type="float" office:value="24.320875999999998" table:style-name="ce4">
            <text:p>24,32</text:p>
          </table:table-cell>
          <table:table-cell office:value-type="float" office:value="24.310372000000001" table:style-name="ce4">
            <text:p>24,31</text:p>
          </table:table-cell>
          <table:table-cell office:value-type="float" office:value="24.329803999999999" table:style-name="ce4">
            <text:p>24,33</text:p>
          </table:table-cell>
          <table:table-cell office:value-type="float" office:value="24.298513" table:style-name="ce4">
            <text:p>24,30</text:p>
          </table:table-cell>
          <table:table-cell office:value-type="float" office:value="24.3186164" table:formula="of:=AVERAGE([.B11:.F11])" table:style-name="ce4">
            <text:p>24,32</text:p>
          </table:table-cell>
          <table:table-cell office:value-type="float" office:value="0.99822018657278544" table:formula="of:=[.G$2]/[.G11]" table:style-name="ce4">
            <text:p>1,0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.396101999999999" table:style-name="ce4">
            <text:p>24,40</text:p>
          </table:table-cell>
          <table:table-cell office:value-type="float" office:value="24.407305999999998" table:style-name="ce4">
            <text:p>24,41</text:p>
          </table:table-cell>
          <table:table-cell office:value-type="float" office:value="24.432321999999999" table:style-name="ce4">
            <text:p>24,43</text:p>
          </table:table-cell>
          <table:table-cell office:value-type="float" office:value="24.376223" table:style-name="ce4">
            <text:p>24,38</text:p>
          </table:table-cell>
          <table:table-cell office:value-type="float" office:value="24.389661" table:style-name="ce4">
            <text:p>24,39</text:p>
          </table:table-cell>
          <table:table-cell office:value-type="float" office:value="24.400322799999998" table:formula="of:=AVERAGE([.B12:.F12])" table:style-name="ce4">
            <text:p>24,40</text:p>
          </table:table-cell>
          <table:table-cell office:value-type="float" office:value="0.99487756776725922" table:formula="of:=[.G$2]/[.G12]" table:style-name="ce4">
            <text:p>0,99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.920656999999999" table:style-name="ce4">
            <text:p>24,92</text:p>
          </table:table-cell>
          <table:table-cell office:value-type="float" office:value="24.957457999999999" table:style-name="ce4">
            <text:p>24,96</text:p>
          </table:table-cell>
          <table:table-cell office:value-type="float" office:value="24.845648000000001" table:style-name="ce4">
            <text:p>24,85</text:p>
          </table:table-cell>
          <table:table-cell office:value-type="float" office:value="24.900901999999999" table:style-name="ce4">
            <text:p>24,90</text:p>
          </table:table-cell>
          <table:table-cell office:value-type="float" office:value="24.888929000000001" table:style-name="ce4">
            <text:p>24,89</text:p>
          </table:table-cell>
          <table:table-cell office:value-type="float" office:value="24.902718799999999" table:formula="of:=AVERAGE([.B13:.F13])" table:style-name="ce4">
            <text:p>24,90</text:p>
          </table:table-cell>
          <table:table-cell office:value-type="float" office:value="0.97480656610072636" table:formula="of:=[.G$2]/[.G13]" table:style-name="ce4">
            <text:p>0,97</text:p>
          </table:table-cell>
          <table:table-cell table:number-columns-repeated="16376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table:style-name="ce5"/>
          <table:table-cell table:number-columns-repeated="16376" table:style-name="ce1"/>
        </table:table-row>
        <table:table-row table:style-name="ro1">
          <table:table-cell/>
          <table:table-cell table:number-columns-repeated="7"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Average wct</text:p>
          </table:table-cell>
          <table:table-cell office:value-type="string" table:style-name="ce2">
            <text:p>Weak scaling efficiency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1" table:style-name="ce1">
            <text:p>1</text:p>
          </table:table-cell>
          <table:table-cell office:value-type="float" office:value="24.275333799999999" table:style-name="ce4">
            <text:p>24,28</text:p>
          </table:table-cell>
          <table:table-cell office:value-type="float" office:value="1" table:style-name="ce4">
            <text:p>1,0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2" table:style-name="ce1">
            <text:p>2</text:p>
          </table:table-cell>
          <table:table-cell office:value-type="float" office:value="24.255855" table:style-name="ce4">
            <text:p>24,26</text:p>
          </table:table-cell>
          <table:table-cell office:value-type="float" office:value="1.0008030555921446" table:style-name="ce4">
            <text:p>1,0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3" table:style-name="ce1">
            <text:p>3</text:p>
          </table:table-cell>
          <table:table-cell office:value-type="float" office:value="24.268507399999997" table:style-name="ce4">
            <text:p>24,27</text:p>
          </table:table-cell>
          <table:table-cell office:value-type="float" office:value="1.0002812863555013" table:style-name="ce4">
            <text:p>1,0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4" table:style-name="ce1">
            <text:p>4</text:p>
          </table:table-cell>
          <table:table-cell office:value-type="float" office:value="24.248623200000001" table:style-name="ce4">
            <text:p>24,25</text:p>
          </table:table-cell>
          <table:table-cell office:value-type="float" office:value="1.0011015305809197" table:style-name="ce4">
            <text:p>1,0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5" table:style-name="ce1">
            <text:p>5</text:p>
          </table:table-cell>
          <table:table-cell office:value-type="float" office:value="24.252339200000002" table:style-name="ce4">
            <text:p>24,25</text:p>
          </table:table-cell>
          <table:table-cell office:value-type="float" office:value="1.0009481394685424" table:style-name="ce4">
            <text:p>1,0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6" table:style-name="ce1">
            <text:p>6</text:p>
          </table:table-cell>
          <table:table-cell office:value-type="float" office:value="24.262844199999996" table:style-name="ce4">
            <text:p>24,26</text:p>
          </table:table-cell>
          <table:table-cell office:value-type="float" office:value="1.0005147624036592" table:style-name="ce4">
            <text:p>1,0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7" table:style-name="ce1">
            <text:p>7</text:p>
          </table:table-cell>
          <table:table-cell office:value-type="float" office:value="24.267213399999996" table:style-name="ce4">
            <text:p>24,27</text:p>
          </table:table-cell>
          <table:table-cell office:value-type="float" office:value="1.0003346243289724" table:style-name="ce4">
            <text:p>1,0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8" table:style-name="ce1">
            <text:p>8</text:p>
          </table:table-cell>
          <table:table-cell office:value-type="float" office:value="24.2810208" table:style-name="ce4">
            <text:p>24,28</text:p>
          </table:table-cell>
          <table:table-cell office:value-type="float" office:value="0.99976578414693329" table:style-name="ce4">
            <text:p>1,0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9" table:style-name="ce1">
            <text:p>9</text:p>
          </table:table-cell>
          <table:table-cell office:value-type="float" office:value="24.294347400000003" table:style-name="ce4">
            <text:p>24,29</text:p>
          </table:table-cell>
          <table:table-cell office:value-type="float" office:value="0.99921736527073768" table:style-name="ce4">
            <text:p>1,0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10" table:style-name="ce1">
            <text:p>10</text:p>
          </table:table-cell>
          <table:table-cell office:value-type="float" office:value="24.3186164" table:style-name="ce4">
            <text:p>24,32</text:p>
          </table:table-cell>
          <table:table-cell office:value-type="float" office:value="0.99822018657278544" table:style-name="ce4">
            <text:p>1,0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11" table:style-name="ce1">
            <text:p>11</text:p>
          </table:table-cell>
          <table:table-cell office:value-type="float" office:value="24.400322799999998" table:style-name="ce4">
            <text:p>24,40</text:p>
          </table:table-cell>
          <table:table-cell office:value-type="float" office:value="0.99487756776725922" table:style-name="ce4">
            <text:p>0,99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4"/>
          <table:table-cell office:value-type="float" office:value="12" table:style-name="ce1">
            <text:p>12</text:p>
          </table:table-cell>
          <table:table-cell office:value-type="float" office:value="24.902718799999999" table:style-name="ce4">
            <text:p>24,90</text:p>
          </table:table-cell>
          <table:table-cell office:value-type="float" office:value="0.97480656610072636" table:style-name="ce4">
            <text:p>0,97</text:p>
          </table:table-cell>
          <table:table-cell table:number-columns-repeated="16376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oreno Marzolla</meta:initial-creator>
    <dc:creator>Nicolò Monaldini</dc:creator>
    <meta:creation-date>2017-03-04T20:02:04Z</meta:creation-date>
    <dc:date>2024-01-25T13:12:42Z</dc:date>
    <meta:editing-cycles>21</meta:editing-cycles>
    <meta:editing-duration>PT263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0.7831496062992pt" svg:width="302.7095275590551pt" chart:style-name="Crt0">
        <chart:title chart:style-name="CT00">
          <text:p text:style-name="a0" text:class-names="" text:cond-style-name="">Speedup</text:p>
        </chart:title>
        <chart:legend style:legend-expansion="custom" style:legend-expansion-aspect-ratio="1.8129064564940509" svg:width="65.56511811023623pt" svg:height="36.16574803149607pt" svg:x="217.144094488189pt" svg:y="119.7436220472441pt" chart:style-name="Lgnd"/>
        <chart:plot-area svg:x="21.17267716535433pt" svg:y="25.90582677165354pt" svg:width="267.3365354330709pt" svg:height="203.988031496063pt" chart:style-name="Plt0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strong-scaling.$A$1" chart:values-cell-range-address="strong-scaling.$A$2:.$A$13" chart:class="chart:line" chart:attached-axis="primary-y" chart:style-name="G0S0">
            <chart:data-point chart:repeated="12"/>
          </chart:series>
          <chart:series chart:label-cell-address="strong-scaling.$H$1" chart:values-cell-range-address="strong-scaling.$H$2:.$H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3" draw:style="rect" draw:dots1="1" draw:dots1-length="0.12505in" draw:distance="0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" chart:minimum="0.2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8.2063779527559pt" svg:width="352.653779527559pt" chart:style-name="Crt0">
        <chart:title chart:style-name="CT00">
          <text:p text:style-name="a0" text:class-names="" text:cond-style-name="">Strong scaling efficiency</text:p>
        </chart:title>
        <chart:legend chart:legend-position="end" chart:legend-align="center" chart:style-name="Lgnd"/>
        <chart:plot-area svg:x="27.80204724409449pt" svg:y="27.21015748031496pt" svg:width="317.5631496062992pt" svg:height="205.9326771653543pt" chart:style-name="Plt0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strong-scaling.$I$1" chart:values-cell-range-address="strong-scaling.$I$2:.$I$13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.2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231496062992pt" svg:width="314.783937007874pt" chart:style-name="Crt0">
        <chart:title chart:style-name="CT00">
          <text:p text:style-name="a0" text:class-names="" text:cond-style-name="">Weak scaling efficiency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weak-scaling.$H$1" chart:values-cell-range-address="weak-scaling.$H$2:.$H$13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